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6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 table:number-columns-spanned="5" table:number-rows-spanned="1">
            <text:p>Dataset Composition for T=10us</text:p>
          </table:table-cell>
          <table:covered-table-cell/>
          <table:covered-table-cell table:style-name="ce2"/>
          <table:covered-table-cell/>
          <table:covered-table-cell table:style-name="ce2"/>
        </table:table-row>
        <table:table-row table:style-name="ro1">
          <table:table-cell office:value-type="string" calcext:value-type="string">
            <text:p># Muons</text:p>
          </table:table-cell>
          <table:table-cell office:value-type="string" calcext:value-type="string">
            <text:p># Ar39 decays</text:p>
          </table:table-cell>
          <table:table-cell table:style-name="ce2" office:value-type="string" calcext:value-type="string">
            <text:p>Probability</text:p>
          </table:table-cell>
          <table:table-cell office:value-type="string" calcext:value-type="string">
            <text:p>Exp. Time (Years)</text:p>
          </table:table-cell>
          <table:table-cell office:value-type="string" calcext:value-type="string">
            <text:p>Considere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6400383" calcext:value-type="float">
            <text:p>9.64E-01</text:p>
          </table:table-cell>
          <table:table-cell table:style-name="ce3" office:value-type="float" office:value="0.000000000000634195839675292" calcext:value-type="float">
            <text:p>6.34E-1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353403804" calcext:value-type="float">
            <text:p>3.53E-02</text:p>
          </table:table-cell>
          <table:table-cell table:style-name="ce3" office:value-type="float" office:value="0.00000000000919583967529173" calcext:value-type="float">
            <text:p>9.20E-1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647789173" calcext:value-type="float">
            <text:p>6.48E-04</text:p>
          </table:table-cell>
          <table:table-cell table:style-name="ce3" office:value-type="float" office:value="0.000000000489599188229325" calcext:value-type="float">
            <text:p>4.90E-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0079159837" calcext:value-type="float">
            <text:p>7.92E-06</text:p>
          </table:table-cell>
          <table:table-cell table:style-name="ce3" office:value-type="float" office:value="0.0000000400580289193303" calcext:value-type="float">
            <text:p>4.01E-0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000725499906" calcext:value-type="float">
            <text:p>7.25E-08</text:p>
          </table:table-cell>
          <table:table-cell table:style-name="ce3" office:value-type="float" office:value="0.00000437075088787418" calcext:value-type="float">
            <text:p>4.37E-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0000531936531" calcext:value-type="float">
            <text:p>5.32E-10</text:p>
          </table:table-cell>
          <table:table-cell office:value-type="float" office:value="0.000596119840499746" calcext:value-type="float">
            <text:p>0.00059611984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00000032501322" calcext:value-type="float">
            <text:p>3.25E-12</text:p>
          </table:table-cell>
          <table:table-cell office:value-type="float" office:value="0.0975646219875698" calcext:value-type="float">
            <text:p>0.0975646219875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00000000170214067" calcext:value-type="float">
            <text:p>1.70E-14</text:p>
          </table:table-cell>
          <table:table-cell office:value-type="float" office:value="18.6293604449616" calcext:value-type="float">
            <text:p>18.629360444961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000596E-017" calcext:value-type="float">
            <text:p>7.80E-17</text:p>
          </table:table-cell>
          <table:table-cell office:value-type="float" office:value="4065.32688378864" calcext:value-type="float">
            <text:p>4065.3268837886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00107111537" calcext:value-type="float">
            <text:p>1.07E-08</text:p>
          </table:table-cell>
          <table:table-cell table:style-name="ce3" office:value-type="float" office:value="0.0000296044599822425" calcext:value-type="float">
            <text:p>2.96E-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000000392670894" calcext:value-type="float">
            <text:p>3.93E-10</text:p>
          </table:table-cell>
          <table:table-cell office:value-type="float" office:value="0.000807541187214612" calcext:value-type="float">
            <text:p>0.00080754118721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00000000719765749" calcext:value-type="float">
            <text:p>7.20E-12</text:p>
          </table:table-cell>
          <table:table-cell office:value-type="float" office:value="0.044055711243658" calcext:value-type="float">
            <text:p>0.04405571124365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0000000000879553745" calcext:value-type="float">
            <text:p>8.80E-14</text:p>
          </table:table-cell>
          <table:table-cell office:value-type="float" office:value="3.60521368604801" calcext:value-type="float">
            <text:p>3.605213686048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.06111007E-016" calcext:value-type="float">
            <text:p>8.06E-16</text:p>
          </table:table-cell>
          <table:table-cell office:value-type="float" office:value="393.367559852461" calcext:value-type="float">
            <text:p>393.367559852461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19:37:46.015199698</meta:creation-date>
    <dc:date>2020-05-30T19:43:32.692620549</dc:date>
    <meta:editing-duration>PT5M47S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